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.374cm" style:rel-column-width="5296*"/>
    </style:style>
    <style:style style:name="表格1.B" style:family="table-column">
      <style:table-column-properties style:column-width="15.626cm" style:rel-column-width="60239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1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17cm" style:rel-column-width="65535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style:vertical-align="middle" fo:padding="0.079cm" fo:border="0.75pt solid #808080"/>
    </style:style>
    <style:style style:name="P1" style:family="paragraph" style:parent-style-name="Standard">
      <style:text-properties officeooo:rsid="00113dce" officeooo:paragraph-rsid="00113dce" style:language-asian="zh" style:country-asian="CN"/>
    </style:style>
    <style:style style:name="P2" style:family="paragraph" style:parent-style-name="Standard">
      <style:text-properties fo:font-size="18.25pt" fo:font-weight="normal" officeooo:rsid="00113dce" officeooo:paragraph-rsid="00113dce" style:font-size-asian="16pt" style:language-asian="zh" style:country-asian="CN" style:font-weight-asian="normal" style:font-size-complex="18.25pt" style:font-weight-complex="normal"/>
    </style:style>
    <style:style style:name="P3" style:family="paragraph" style:parent-style-name="Standard">
      <style:text-properties fo:font-size="18.25pt" fo:font-weight="normal" officeooo:rsid="0012a538" officeooo:paragraph-rsid="0012a538" style:font-size-asian="16pt" style:language-asian="zh" style:country-asian="CN" style:font-weight-asian="normal" style:font-size-complex="18.25pt" style:font-weight-complex="normal"/>
    </style:style>
    <style:style style:name="P4" style:family="paragraph" style:parent-style-name="Standard">
      <style:text-properties fo:font-size="18.25pt" fo:font-weight="normal" officeooo:rsid="00138584" officeooo:paragraph-rsid="00138584" style:font-size-asian="16pt" style:language-asian="zh" style:country-asian="CN" style:font-weight-asian="normal" style:font-size-complex="18.25pt" style:font-weight-complex="normal"/>
    </style:style>
    <style:style style:name="P5" style:family="paragraph" style:parent-style-name="Standard">
      <style:text-properties fo:font-size="18.25pt" fo:font-weight="normal" officeooo:rsid="0013b3f5" officeooo:paragraph-rsid="0013b3f5" style:font-size-asian="16pt" style:language-asian="zh" style:country-asian="CN" style:font-weight-asian="normal" style:font-size-complex="18.25pt" style:font-weight-complex="normal"/>
    </style:style>
    <style:style style:name="P6" style:family="paragraph" style:parent-style-name="Standard">
      <style:text-properties fo:font-size="18.25pt" fo:font-weight="normal" officeooo:rsid="0013faed" officeooo:paragraph-rsid="0013faed" style:font-size-asian="16pt" style:language-asian="zh" style:country-asian="CN" style:font-weight-asian="normal" style:font-size-complex="18.25pt" style:font-weight-complex="normal"/>
    </style:style>
    <style:style style:name="P7" style:family="paragraph" style:parent-style-name="Standard">
      <style:text-properties fo:font-size="18.25pt" fo:font-weight="bold" officeooo:rsid="0013b3f5" officeooo:paragraph-rsid="0013b3f5" style:font-size-asian="16pt" style:language-asian="zh" style:country-asian="CN" style:font-weight-asian="bold" style:font-size-complex="18.25pt" style:font-weight-complex="bold"/>
    </style:style>
    <style:style style:name="P8" style:family="paragraph" style:parent-style-name="Standard">
      <style:text-properties fo:font-size="18pt" fo:font-weight="bold" officeooo:rsid="00113dce" officeooo:paragraph-rsid="00113dce" style:font-size-asian="18pt" style:language-asian="zh" style:country-asian="CN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3b3f5" officeooo:paragraph-rsid="0013b3f5" style:font-size-asian="18pt" style:language-asian="zh" style:country-asian="CN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3faed" officeooo:paragraph-rsid="0013faed" style:font-size-asian="18pt" style:language-asian="zh" style:country-asian="CN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9acc8" officeooo:paragraph-rsid="0019acc8" style:font-size-asian="18pt" style:language-asian="zh" style:country-asian="CN" style:font-weight-asian="bold" style:font-size-complex="18pt" style:font-weight-complex="bold"/>
    </style:style>
    <style:style style:name="P12" style:family="paragraph" style:parent-style-name="Standard">
      <style:text-properties fo:font-size="18pt" fo:font-weight="normal" officeooo:rsid="0013faed" officeooo:paragraph-rsid="0013faed" style:font-size-asian="18pt" style:language-asian="zh" style:country-asian="CN" style:font-weight-asian="normal" style:font-size-complex="18pt" style:font-weight-complex="normal"/>
    </style:style>
    <style:style style:name="P13" style:family="paragraph" style:parent-style-name="Standard">
      <style:text-properties fo:font-size="17.1000003814697pt" fo:font-weight="bold" officeooo:rsid="00165118" officeooo:paragraph-rsid="00165118" style:font-size-asian="15pt" style:language-asian="zh" style:country-asian="CN" style:font-weight-asian="bold" style:font-size-complex="17.1000003814697pt" style:font-weight-complex="bold"/>
    </style:style>
    <style:style style:name="P14" style:family="paragraph" style:parent-style-name="Standard">
      <style:text-properties fo:font-size="17.1000003814697pt" fo:font-weight="normal" officeooo:rsid="00165118" officeooo:paragraph-rsid="00165118" style:font-size-asian="15pt" style:language-asian="zh" style:country-asian="CN" style:font-weight-asian="normal" style:font-size-complex="17.1000003814697pt" style:font-weight-complex="normal"/>
    </style:style>
    <style:style style:name="P15" style:family="paragraph" style:parent-style-name="Text_20_body">
      <style:text-properties fo:font-size="18.25pt" fo:font-weight="normal" officeooo:rsid="00138584" officeooo:paragraph-rsid="0013faed" style:font-size-asian="16pt" style:language-asian="zh" style:country-asian="CN" style:font-weight-asian="normal" style:font-size-complex="18.25pt" style:font-weight-complex="normal"/>
    </style:style>
    <style:style style:name="P16" style:family="paragraph" style:parent-style-name="Text_20_body">
      <style:text-properties fo:font-size="18pt" fo:font-weight="bold" officeooo:rsid="00138584" officeooo:paragraph-rsid="00138584" style:font-size-asian="18pt" style:language-asian="zh" style:country-asian="CN" style:font-weight-asian="bold" style:font-size-complex="18pt" style:font-weight-complex="bold"/>
    </style:style>
    <style:style style:name="P17" style:family="paragraph" style:parent-style-name="Text_20_body">
      <style:text-properties fo:font-size="17.1000003814697pt" fo:font-weight="normal" officeooo:rsid="0013faed" officeooo:paragraph-rsid="0013faed" style:font-size-asian="15pt" style:language-asian="zh" style:country-asian="CN" style:font-weight-asian="normal" style:font-size-complex="17.1000003814697pt" style:font-weight-complex="normal"/>
    </style:style>
    <style:style style:name="P18" style:family="paragraph" style:parent-style-name="Text_20_body">
      <style:text-properties fo:font-size="17.1000003814697pt" fo:font-weight="normal" officeooo:rsid="0017e955" officeooo:paragraph-rsid="0017e955" style:font-size-asian="15pt" style:language-asian="zh" style:country-asian="CN" style:font-weight-asian="normal" style:font-size-complex="17.1000003814697pt" style:font-weight-complex="normal"/>
    </style:style>
    <style:style style:name="P19" style:family="paragraph" style:parent-style-name="Text_20_body">
      <style:text-properties fo:font-size="17.1000003814697pt" fo:font-weight="bold" officeooo:rsid="00165118" officeooo:paragraph-rsid="00165118" style:font-size-asian="15pt" style:language-asian="zh" style:country-asian="CN" style:font-weight-asian="bold" style:font-size-complex="17.1000003814697pt" style:font-weight-complex="bold"/>
    </style:style>
    <style:style style:name="P20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0pt"/>
    </style:style>
    <style:style style:name="T4" style:family="text">
      <style:text-properties officeooo:rsid="0013faed"/>
    </style:style>
    <style:style style:name="T5" style:family="text">
      <style:text-properties officeooo:rsid="001a958f"/>
    </style:style>
    <style:style style:name="T6" style:family="text">
      <style:text-properties officeooo:rsid="001c9716"/>
    </style:style>
    <style:style style:name="T7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2"/><text:span text:style-name="T2"><text:s text:c="4"/>线程</text:span></text:p>
      <text:p text:style-name="P8">1,线程的概述:</text:p>
      <text:p text:style-name="P2">1，进程：计算机中特定功能的程序在数据集上的一次运行</text:p>
      <text:p text:style-name="P3">2, <text:s text:c="2"/>线程：线程是进程的一个单元</text:p>
      <text:p text:style-name="P3">多线程：一个进程中有多个线程在同时运行，如迅雷软件的一次远行就是一个进程，那么在迅雷中可以同时下载多个电影，这就是多线程(每一个下载都是一个线程)</text:p>
      <text:p text:style-name="P4"/>
      <text:p text:style-name="P4">Jvm是多线程的，在我们运行jvm的时候后台会运行垃圾回收的线程，来清理没有被引用的对象</text:p>
      <text:p text:style-name="P4"/>
      <text:p text:style-name="P4">2,线程的实现:</text:p>
      <text:p text:style-name="P16"><office:annotation><dc:date>2018-01-04T12:08:21.268000000</dc:date><text:p>HTML: &lt;NOSCRIPT&gt;</text:p></office:annotation><office:annotation><dc:date>2018-01-04T12:08:21.268000000</dc:date><text:p>HTML: &lt;/NOSCRIPT&gt;</text:p></office:annotation>创建新执行线程有两种方法:</text:p>
      <text:p text:style-name="P5">线程启动的时候使用的方法: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20"><text:span text:style-name="Source_20_Text"><office:annotation><dc:date>2018-01-04T12:12:54.875000000</dc:date><text:p>HTML: &lt;NOSCRIPT&gt;</text:p></office:annotation></text:span><text:span text:style-name="Source_20_Text"><office:annotation><dc:date>2018-01-04T12:12:54.875000000</dc:date><text:p>HTML: &lt;/NOSCRIPT&gt;</text:p></office:annotation></text:span><text:span text:style-name="Source_20_Text"> </text:span><text:span text:style-name="Source_20_Text"><text:span text:style-name="T3">void</text:span></text:span></text:p>
          </table:table-cell>
          <table:table-cell table:style-name="表格1.B1" office:value-type="string">
            <text:p text:style-name="Table_20_Contents"><text:span text:style-name="Source_20_Text"><text:span text:style-name="T1">start</text:span></text:span><text:span text:style-name="Source_20_Text">()</text:span> <text:line-break/>          使该线程开始执行；Java 虚拟机调用该线程的 <text:span text:style-name="Source_20_Text">run</text:span> 方法。</text:p>
          </table:table-cell>
        </table:table-row>
      </table:table>
      <text:p text:style-name="P12">获得线程的名字: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Table_20_Contents"><text:span text:style-name="Source_20_Text"><text:span text:style-name="T1"><office:annotation><dc:date>2018-01-04T12:20:58.254000000</dc:date><text:p>HTML: &lt;NOSCRIPT&gt;</text:p></office:annotation></text:span></text:span><text:span text:style-name="Source_20_Text"><text:span text:style-name="T1"><office:annotation><dc:date>2018-01-04T12:20:58.254000000</dc:date><text:p>HTML: &lt;/NOSCRIPT&gt;</text:p></office:annotation></text:span></text:span><text:span text:style-name="Source_20_Text"><text:span text:style-name="T1">getName</text:span></text:span><text:span text:style-name="Source_20_Text">()</text:span> <text:line-break/>返回该线程的名称。</text:p>
          </table:table-cell>
        </table:table-row>
      </table:table>
      <text:p text:style-name="P9"/>
      <text:p text:style-name="P12">//设置线程的名字</text:p>
      <text:p text:style-name="P12"><text:tab/>ct.setName("线程1");</text:p>
      <text:p text:style-name="P10">第一种创建线程方式:</text:p>
      <text:p text:style-name="P15">一种方法是将类声明为 <text:span text:style-name="Source_20_Text">Thread</text:span> 的子类。该子类应重写 <text:span text:style-name="Source_20_Text">Thread</text:span> 类的 <text:span text:style-name="Source_20_Text">run</text:span> 方法</text:p>
      <text:p text:style-name="P9">创建线程:</text:p>
      <text:p text:style-name="P5">public class ConThread extends Thread {</text:p>
      <text:p text:style-name="P5"><text:tab/></text:p>
      <text:p text:style-name="P5"><text:tab/>//线程的执行体</text:p>
      <text:p text:style-name="P5"><text:s text:c="5"/>@Override</text:p>
      <text:p text:style-name="P5"><text:s text:c="4"/>public void run() {</text:p>
      <text:p text:style-name="P5"><text:s text:c="4"/><text:tab/> for(int i=0;i&lt;50;i++){</text:p>
      <text:p text:style-name="P5"><text:s text:c="4"/><text:tab/><text:tab/> System.out.println(this.getName()+"hello"+i);</text:p>
      <text:p text:style-name="P5"><text:s text:c="4"/><text:tab/> }</text:p>
      <text:p text:style-name="P5"><text:soft-page-break/><text:s text:c="4"/>}</text:p>
      <text:p text:style-name="P5">}</text:p>
      <text:p text:style-name="P7"><text:span text:style-name="T4">测试</text:span>启动线程:</text:p>
      <text:p text:style-name="P5">public static void main(String[] args) {</text:p>
      <text:p text:style-name="P5"><text:tab/><text:tab/>//创建线程的实例对象</text:p>
      <text:p text:style-name="P5"><text:tab/><text:tab/>ConThread ct=new ConThread();</text:p>
      <text:p text:style-name="P5"><text:tab/><text:tab/>//创建多个线程</text:p>
      <text:p text:style-name="P5"><text:tab/><text:tab/>ConThread ct1=new ConThread();</text:p>
      <text:p text:style-name="P5"><text:s text:c="7"/>//启动线程线程的实例对象.start</text:p>
      <text:p text:style-name="P5"><text:tab/><text:tab/>ct.start();</text:p>
      <text:p text:style-name="P5"><text:tab/><text:tab/>ct1.start();</text:p>
      <text:p text:style-name="P5"><text:tab/>}</text:p>
      <text:p text:style-name="P10">第二种创建线程的方式:</text:p>
      <text:p text:style-name="P11">好处:</text:p>
      <text:p text:style-name="P11">1,避免单继承的局限，一个类可以实现多个接口，但只能继承一个父类</text:p>
      <text:p text:style-name="P11">2,适合资源的共享<text:span text:style-name="T5">(因为只产生了1个对象只有一份资源)</text:span></text:p>
      <text:p text:style-name="P17"><office:annotation><dc:date>2018-01-04T12:32:58.846000000</dc:date><text:p>HTML: &lt;NOSCRIPT&gt;</text:p></office:annotation><office:annotation><dc:date>2018-01-04T12:32:58.846000000</dc:date><text:p>HTML: &lt;/NOSCRIPT&gt;</text:p></office:annotation>创建线程的另一种方法是声明实现 <text:span text:style-name="Source_20_Text">Runnable</text:span> 接口的类。该类然后实现 <text:span text:style-name="Source_20_Text">run</text:span> 方法。然后可以分配该类的实例</text:p>
      <text:p text:style-name="P18">1,创建实现Runnable接口的类的实例</text:p>
      <text:p text:style-name="P18">2，创建一个Thread类的对象，将第一步实例化得到的Runnable对象作为参数传入Thread<text:span text:style-name="T6">`</text:span>类的构造方法</text:p>
      <text:p text:style-name="P18">3,通过Thread类的start方法启动线程</text:p>
      <text:p text:style-name="P19">创建线程实现Runnable接口:</text:p>
      <text:p text:style-name="P14">public class ConThread1 implements Runnable {</text:p>
      <text:p text:style-name="P14"/>
      <text:p text:style-name="P14"><text:tab/>@Override</text:p>
      <text:p text:style-name="P14"><text:tab/>public void run() {</text:p>
      <text:p text:style-name="P14"><text:tab/><text:tab/> for(int i=0;i&lt;50;i++){</text:p>
      <text:p text:style-name="P14"><text:tab/><text:tab/><text:tab/> //输出线程的名字</text:p>
      <text:p text:style-name="P14"><text:s text:c="4"/><text:tab/><text:tab/> System.out.println(Thread.currentThread().getName()+"hello"+i);</text:p>
      <text:p text:style-name="P14"><text:s text:c="4"/><text:tab/> }</text:p>
      <text:p text:style-name="P14"/>
      <text:p text:style-name="P14"><text:soft-page-break/><text:tab/>}</text:p>
      <text:p text:style-name="P14"/>
      <text:p text:style-name="P13">测试线程:</text:p>
      <text:p text:style-name="P14">public static void main(String[] args) {</text:p>
      <text:p text:style-name="P14"><text:tab/><text:tab/>//创建Runnable对象</text:p>
      <text:p text:style-name="P14"><text:tab/><text:tab/>ConThread1 c1=new ConThread1();</text:p>
      <text:p text:style-name="P14"><text:tab/><text:tab/>//创建线程</text:p>
      <text:p text:style-name="P14"><text:tab/><text:tab/>Thread t1=new Thread(c1,"线程1");</text:p>
      <text:p text:style-name="P14"><text:tab/><text:tab/></text:p>
      <text:p text:style-name="P14"><text:tab/><text:tab/></text:p>
      <text:p text:style-name="P14"><text:tab/><text:tab/> //创建多个线程</text:p>
      <text:p text:style-name="P14"><text:tab/><text:tab/>ConThread1 c2=new ConThread1();</text:p>
      <text:p text:style-name="P14"><text:tab/><text:tab/>//创建线程</text:p>
      <text:p text:style-name="P14"><text:tab/><text:tab/>Thread t2=new Thread(c2);</text:p>
      <text:p text:style-name="P14"><text:tab/><text:tab/>t1.start();</text:p>
      <text:p text:style-name="P14"><text:tab/><text:tab/>t2.start();</text:p>
      <text:p text:style-name="P14"><text:tab/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8M22S</meta:editing-duration>
    <meta:editing-cycles>5</meta:editing-cycles>
    <meta:generator>LibreOffice/5.3.0.3$Windows_X86_64 LibreOffice_project/7074905676c47b82bbcfbea1aeefc84afe1c50e1</meta:generator>
    <dc:date>2018-07-16T12:54:40.030000000</dc:date>
    <meta:document-statistic meta:table-count="2" meta:image-count="0" meta:object-count="0" meta:page-count="3" meta:paragraph-count="70" meta:word-count="631" meta:character-count="1482" meta:non-whitespace-character-count="1251"/>
    <meta:user-defined meta:name="Info 1"/>
    <meta:user-defined meta:name="Info 2"/>
    <meta:user-defined meta:name="Info 3"/>
    <meta:user-defined meta:name="Info 4"/>
  </office:meta>
</office:document-meta>
</file>